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ellipse draw:style-name="gr1" draw:text-style-name="P1" draw:id="id2" draw:layer="layout" svg:width="8.36cm" svg:height="1.605cm" svg:x="5.981cm" svg:y="2.083cm">
          <draw:glue-point draw:id="4" svg:x="-2.68cm" svg:y="4.174cm"/>
          <draw:glue-point draw:id="5" svg:x="2.75cm" svg:y="4.174cm"/>
          <text:p text:style-name="P1">ex:MotorVehicle</text:p>
        </draw:ellipse>
        <draw:ellipse draw:style-name="gr1" draw:text-style-name="P1" draw:id="id1" draw:layer="layout" svg:width="4.313cm" svg:height="1.605cm" svg:x="2.191cm" svg:y="5.079cm">
          <draw:glue-point draw:id="4" svg:x="3.313cm" svg:y="-3.732cm"/>
          <text:p text:style-name="P1">ex:Truck</text:p>
        </draw:ellipse>
        <draw:ellipse draw:style-name="gr1" draw:text-style-name="P1" draw:id="id3" draw:layer="layout" svg:width="3.583cm" svg:height="1.605cm" svg:x="6.578cm" svg:y="7.218cm">
          <text:p text:style-name="P1">ex:Van</text:p>
        </draw:ellipse>
        <draw:ellipse draw:style-name="gr1" draw:text-style-name="P1" draw:id="id4" draw:layer="layout" svg:width="7.395cm" svg:height="1.605cm" svg:x="11.731cm" svg:y="6.34cm">
          <text:p text:style-name="P1">ex:PassengerVehicle</text:p>
        </draw:ellipse>
        <draw:ellipse draw:style-name="gr1" draw:text-style-name="P1" draw:id="id5" draw:layer="layout" svg:width="4.313cm" svg:height="1.605cm" svg:x="8.942cm" svg:y="10.922cm">
          <draw:glue-point draw:id="4" svg:x="-2.439cm" svg:y="-4.33cm"/>
          <draw:glue-point draw:id="5" svg:x="2.643cm" svg:y="-4.249cm"/>
          <text:p text:style-name="P1">ex:MiniVan</text:p>
        </draw:ellipse>
        <draw:connector draw:style-name="gr2" draw:text-style-name="P2" draw:layer="layout" draw:type="line" svg:x1="5.775cm" svg:y1="5.283cm" svg:x2="7.921cm" svg:y2="3.554cm" draw:start-shape="id1" draw:start-glue-point="4" draw:end-shape="id2" draw:end-glue-point="4">
          <text:p text:style-name="P1"><text:span text:style-name="T1">rdfs:subClassOf</text:span></text:p>
        </draw:connector>
        <draw:connector draw:style-name="gr2" draw:text-style-name="P3" draw:layer="layout" draw:type="line" svg:x1="8.369cm" svg:y1="7.218cm" svg:x2="10.161cm" svg:y2="3.688cm" draw:start-shape="id3" draw:start-glue-point="0" draw:end-shape="id2" draw:end-glue-point="2">
          <text:p text:style-name="P1"><text:span text:style-name="T1">rdfs:subClassOf</text:span></text:p>
        </draw:connector>
        <draw:connector draw:style-name="gr2" draw:text-style-name="P3" draw:layer="layout" draw:type="line" svg:x1="15.428cm" svg:y1="6.34cm" svg:x2="12.46cm" svg:y2="3.554cm" draw:start-shape="id4" draw:start-glue-point="0" draw:end-shape="id2" draw:end-glue-point="5">
          <text:p text:style-name="P1"><text:span text:style-name="T1">rdfs:subClassOf</text:span></text:p>
        </draw:connector>
        <draw:connector draw:style-name="gr2" draw:text-style-name="P3" draw:layer="layout" draw:type="line" svg:x1="10.047cm" svg:y1="11.03cm" svg:x2="8.369cm" svg:y2="8.823cm" draw:start-shape="id5" draw:start-glue-point="4" draw:end-shape="id3" draw:end-glue-point="2">
          <text:p text:style-name="P1"><text:span text:style-name="T1">rdfs:subClassOf</text:span></text:p>
        </draw:connector>
        <draw:connector draw:style-name="gr2" draw:text-style-name="P3" draw:layer="layout" draw:type="line" svg:x1="12.237cm" svg:y1="11.043cm" svg:x2="15.428cm" svg:y2="7.945cm" draw:start-shape="id5" draw:start-glue-point="5" draw:end-shape="id4" draw:end-glue-point="2">
          <text:p text:style-name="P1"><text:span text:style-name="T1">rdfs:subClassOf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6T18:52:58</meta:creation-date>
    <dc:date>2007-07-26T19:20:50</dc:date>
    <dc:language>cs-CZ</dc:language>
    <meta:editing-cycles>2</meta:editing-cycles>
    <meta:editing-duration>PT12M35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